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4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6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2.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ff" fo:font-size="1pt" style:font-size-asian="1pt" style:font-size-complex="1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cm" svg:x="6cm" svg:y="0.6cm">
          <draw:text-box>
            <text:p>Sire 1</text:p>
          </draw:text-box>
        </draw:frame>
        <draw:frame draw:style-name="gr2" draw:text-style-name="P1" draw:layer="layout" svg:width="2.7cm" svg:height="1.1cm" svg:x="1.7cm" svg:y="1.4cm">
          <draw:text-box>
            <text:p>Dam 2</text:p>
          </draw:text-box>
        </draw:frame>
        <draw:frame draw:style-name="gr2" draw:text-style-name="P1" draw:layer="layout" svg:width="3.3cm" svg:height="1.1cm" svg:x="10.4cm" svg:y="1.4cm">
          <draw:text-box>
            <text:p>Dam 3</text:p>
          </draw:text-box>
        </draw:frame>
        <draw:frame draw:style-name="gr3" draw:text-style-name="P1" draw:layer="layout" svg:width="3.4cm" svg:height="1.673cm" svg:x="5.5cm" svg:y="5.5cm">
          <draw:text-box>
            <text:p>Selection</text:p>
            <text:p>candidate</text:p>
          </draw:text-box>
        </draw:frame>
        <draw:frame draw:style-name="gr4" draw:text-style-name="P1" draw:layer="layout" svg:width="3.1cm" svg:height="1.2cm" svg:x="1cm" svg:y="5.6cm">
          <draw:text-box>
            <text:p>Full-sib 4</text:p>
          </draw:text-box>
        </draw:frame>
        <draw:frame draw:style-name="gr4" draw:text-style-name="P1" draw:layer="layout" svg:width="3.1cm" svg:height="1.2cm" svg:x="1cm" svg:y="6.7cm">
          <draw:text-box>
            <text:p>Full-sib 5</text:p>
          </draw:text-box>
        </draw:frame>
        <draw:frame draw:style-name="gr4" draw:text-style-name="P1" draw:layer="layout" svg:width="3.4cm" svg:height="1.2cm" svg:x="9.8cm" svg:y="5.6cm">
          <draw:text-box>
            <text:p>Half-sib 6</text:p>
          </draw:text-box>
        </draw:frame>
        <draw:frame draw:style-name="gr4" draw:text-style-name="P1" draw:layer="layout" svg:width="3.4cm" svg:height="1.2cm" svg:x="9.8cm" svg:y="6.5cm">
          <draw:text-box>
            <text:p>Half-sib 7</text:p>
          </draw:text-box>
        </draw:frame>
        <draw:frame draw:style-name="gr4" draw:text-style-name="P1" draw:layer="layout" svg:width="3.4cm" svg:height="1.2cm" svg:x="9.8cm" svg:y="7.4cm">
          <draw:text-box>
            <text:p>Half-sib 8</text:p>
          </draw:text-box>
        </draw:frame>
        <draw:frame draw:style-name="gr4" draw:text-style-name="P1" draw:layer="layout" svg:width="3.4cm" svg:height="1.2cm" svg:x="9.8cm" svg:y="8.3cm">
          <draw:text-box>
            <text:p>Half-sib 9</text:p>
          </draw:text-box>
        </draw:frame>
        <draw:custom-shape draw:style-name="gr5" draw:text-style-name="P2" draw:layer="layout" svg:width="2.6cm" svg:height="1.2cm" svg:x="5.8cm" svg:y="0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cm" svg:height="1.2cm" svg:x="1.5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1.2cm" svg:x="10.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1cm" svg:height="2.4cm" svg:x="1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cm" svg:height="1.8cm" svg:x="5.5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3cm" svg:height="3.9cm" svg:x="9.7cm" svg:y="5.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1cm" svg:y1="1.6cm" svg:x2="3cm" svg:y2="5.5cm">
          <text:p/>
        </draw:line>
        <draw:line draw:style-name="gr10" draw:text-style-name="P2" draw:layer="layout" svg:x1="7.2cm" svg:y1="1.6cm" svg:x2="7.2cm" svg:y2="5.5cm">
          <text:p/>
        </draw:line>
        <draw:line draw:style-name="gr10" draw:text-style-name="P2" draw:layer="layout" svg:x1="7.5cm" svg:y1="1.6cm" svg:x2="11.2cm" svg:y2="5.5cm">
          <text:p/>
        </draw:line>
        <draw:line draw:style-name="gr10" draw:text-style-name="P2" draw:layer="layout" svg:x1="3cm" svg:y1="2.5cm" svg:x2="2.8cm" svg:y2="5.5cm">
          <text:p/>
        </draw:line>
        <draw:line draw:style-name="gr10" draw:text-style-name="P2" draw:layer="layout" svg:x1="11.6cm" svg:y1="2.5cm" svg:x2="11.4cm" svg:y2="5.5cm">
          <text:p/>
        </draw:line>
        <draw:line draw:style-name="gr10" draw:text-style-name="P2" draw:layer="layout" svg:x1="3.59cm" svg:y1="2.401cm" svg:x2="6.9cm" svg:y2="5.5cm">
          <text:p/>
        </draw:line>
        <draw:frame draw:style-name="gr11" draw:text-style-name="P3" draw:layer="layout" svg:width="1.269cm" svg:height="0.962cm" svg:x="2cm" svg:y="10.4cm">
          <draw:text-box>
            <text:p>y<text:span text:style-name="T1">FS</text:span></text:p>
          </draw:text-box>
        </draw:frame>
        <draw:frame draw:style-name="gr11" draw:text-style-name="P1" draw:layer="layout" svg:width="1.307cm" svg:height="0.962cm" svg:x="11.101cm" svg:y="10.4cm">
          <draw:text-box>
            <text:p>y<text:span text:style-name="T1">HS</text:span></text:p>
          </draw:text-box>
        </draw:frame>
        <draw:frame draw:style-name="gr11" draw:text-style-name="P1" draw:layer="layout" svg:width="1.015cm" svg:height="0.962cm" svg:x="6.501cm" svg:y="10.4cm">
          <draw:text-box>
            <text:p>y<text:span text:style-name="T1">7</text:span></text:p>
          </draw:text-box>
        </draw:frame>
        <draw:line draw:style-name="gr12" draw:text-style-name="P2" draw:layer="layout" svg:x1="2.6cm" svg:y1="7.9cm" svg:x2="2.6cm" svg:y2="10.7cm">
          <text:p/>
        </draw:line>
        <draw:line draw:style-name="gr12" draw:text-style-name="P2" draw:layer="layout" svg:x1="7.1cm" svg:y1="7.3cm" svg:x2="7.1cm" svg:y2="10.7cm">
          <text:p/>
        </draw:line>
        <draw:line draw:style-name="gr12" draw:text-style-name="P2" draw:layer="layout" svg:x1="11.7cm" svg:y1="9.4cm" svg:x2="11.7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3T08:59:44.369206699</dc:date>
    <meta:editing-duration>PT6M14S</meta:editing-duration>
    <meta:editing-cycles>3</meta:editing-cycles>
    <meta:generator>LibreOffice/6.1.0.3$MacOSX_X86_64 LibreOffice_project/efb621ed25068d70781dc026f7e9c5187a4decd1</meta:generator>
    <meta:document-statistic meta:object-count="28"/>
  </office:meta>
</office:document-meta>
</file>